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LayoutSource( String uri , String protocol , Layout layout , PortalService service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you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